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o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7"/>
          <table:table-cell office:value-type="string" calcext:value-type="string">
            <text:p>V alfa</text:p>
          </table:table-cell>
          <table:table-cell table:number-columns-repeated="8"/>
          <table:table-cell office:value-type="string" calcext:value-type="string">
            <text:p>V beta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table:style-name="ce1" table:formula="of:=(POWER([.B2];4)+4*POWER([.B2];3)*[.C2]+6*POWER([.B2];2)*POWER([.C2];2)+4*[.B2]*POWER([.C2];3)+POWER([.C2];4))" office:value-type="float" office:value="16" calcext:value-type="float">
            <text:p>16</text:p>
          </table:table-cell>
          <table:table-cell/>
          <table:table-cell table:formula="of:=220*POWER(2;1/2)" office:value-type="float" office:value="311.126983722081" calcext:value-type="float">
            <text:p>311,1269837221</text:p>
          </table:table-cell>
          <table:table-cell/>
          <table:table-cell table:formula="of:=[.I2]*([.J2]*[.M2]+[.K2]*[.N2]+[.L2]*[.O2])" office:value-type="float" office:value="310.666666666667" calcext:value-type="float">
            <text:p>310,6666666667</text:p>
          </table:table-cell>
          <table:table-cell table:formula="of:=2/3" office:value-type="float" office:value="0.666666666666667" calcext:value-type="float">
            <text:p>0,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,5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-155" calcext:value-type="float">
            <text:p>-155</text:p>
          </table:table-cell>
          <table:table-cell/>
          <table:table-cell table:formula="of:=[.R2]*([.S2]*[.V2]+[.T2]*[.W2]+[.U2]*[.X2])" office:value-type="float" office:value="0" calcext:value-type="float">
            <text:p>0</text:p>
          </table:table-cell>
          <table:table-cell table:formula="of:=2/3" office:value-type="float" office:value="0.666666666666667" calcext:value-type="float">
            <text:p>0,6666666667</text:p>
          </table:table-cell>
          <table:table-cell office:value-type="float" office:value="0" calcext:value-type="float">
            <text:p>0</text:p>
          </table:table-cell>
          <table:table-cell table:formula="of:=POWER(3;1/2)" office:value-type="float" office:value="1.73205080756888" calcext:value-type="float">
            <text:p>1,7320508076</text:p>
          </table:table-cell>
          <table:table-cell table:formula="of:=-[.T2]" office:value-type="float" office:value="-1.73205080756888" calcext:value-type="float">
            <text:p>-1,7320508076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-155" calcext:value-type="float">
            <text:p>-15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2/3*300" office:value-type="float" office:value="200" calcext:value-type="float">
            <text:p>200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formula="of:=50/(3.2*40)" office:value-type="float" office:value="0.390625" calcext:value-type="float">
            <text:p>0,390625</text:p>
          </table:table-cell>
          <table:table-cell table:formula="of:=12*60" office:value-type="float" office:value="720" calcext:value-type="float">
            <text:p>72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(3.2*40)*100" office:value-type="float" office:value="12800" calcext:value-type="float">
            <text:p>1280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-00-0000</text:date>, <text:time style:data-style-name="N2" text:time-value="21:19:51.4005649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c </meta:initial-creator>
    <meta:creation-date>2017-10-16T17:11:53.891992898</meta:creation-date>
    <dc:date>2018-01-17T10:48:59.040540840</dc:date>
    <meta:editing-duration>P19DT19H11M15S</meta:editing-duration>
    <meta:editing-cycles>4</meta:editing-cycles>
    <meta:generator>LibreOffice/4.3.3.2$Linux_X86_64 LibreOffice_project/430m0$Build-2</meta:generator>
    <meta:document-statistic meta:table-count="1" meta:cell-count="26" meta:object-count="0"/>
  </office:meta>
</office:document-meta>
</file>